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hingspeak</text:p>
      <text:p text:style-name="Standard">import time</text:p>
      <text:p text:style-name="Standard">import Adafruit_DHT</text:p>
      <text:p text:style-name="Standard">from Adafruit_BMP085 import BMP085</text:p>
      <text:p text:style-name="Standard">#from Adafruit_BMP085 import BMP085</text:p>
      <text:p text:style-name="Standard"><text:s/></text:p>
      <text:p text:style-name="Standard">channel_id = 1432028 # PUT CHANNEL ID HERE</text:p>
      <text:p text:style-name="Standard">write_key <text:s/>= 'VVLNHP056PKMTWMC' # PUT YOUR WRITE KEY HERE</text:p>
      <text:p text:style-name="Standard">read_key <text:s text:c="2"/>= 'H74VO6K43883VVI2' # PUT YOUR READ KEY HERE</text:p>
      <text:p text:style-name="Standard">pin = 4</text:p>
      <text:p text:style-name="Standard">sensor = Adafruit_DHT.DHT11</text:p>
      <text:p text:style-name="Standard">bmp = BMP085(0x77)</text:p>
      <text:p text:style-name="Standard"/>
      <text:p text:style-name="Standard"/>
      <text:p text:style-name="Standard"><text:s/></text:p>
      <text:p text:style-name="Standard">def measure(channel):</text:p>
      <text:p text:style-name="Standard"><text:s text:c="4"/>try:</text:p>
      <text:p text:style-name="Standard"><text:s text:c="8"/></text:p>
      <text:p text:style-name="Standard"><text:s text:c="9"/>pressure = bmp.readPressure()</text:p>
      <text:p text:style-name="Standard"><text:s text:c="8"/></text:p>
      <text:p text:style-name="Standard"><text:s text:c="9"/>humidity, temperature = Adafruit_DHT.read_retry(sensor, pin)</text:p>
      <text:p text:style-name="Standard"><text:s text:c="9"/>if humidity is not None and temperature is not None:</text:p>
      <text:p text:style-name="Standard"><text:s text:c="13"/>print("Temp={0:0.1f}*C Humidity={1:0.1f}%".format(temperature,humidity)) <text:s/></text:p>
      <text:p text:style-name="Standard"><text:s text:c="8"/></text:p>
      <text:p text:style-name="Standard"><text:s text:c="9"/>else:</text:p>
      <text:p text:style-name="Standard"><text:s text:c="13"/>print("did not")</text:p>
      <text:p text:style-name="Standard"><text:s text:c="8"/></text:p>
      <text:p text:style-name="Standard"><text:s text:c="8"/># write</text:p>
      <text:p text:style-name="Standard"><text:s text:c="9"/>response = channel.update({'field1': temperature, 'field2': humidity ,'field3':pressure})</text:p>
      <text:p text:style-name="Standard"><text:s text:c="8"/></text:p>
      <text:p text:style-name="Standard"><text:s text:c="8"/># read</text:p>
      <text:p text:style-name="Standard"><text:s text:c="9"/>read = channel.get({})</text:p>
      <text:p text:style-name="Standard"><text:s text:c="9"/>print("Read:", read)</text:p>
      <text:p text:style-name="Standard"><text:s text:c="8"/></text:p>
      <text:p text:style-name="Standard"><text:s text:c="4"/>except:</text:p>
      <text:p text:style-name="Standard"><text:s text:c="9"/>print("connection failed")</text:p>
      <text:p text:style-name="Standard"><text:s/>#api_key=read_key</text:p>
      <text:p text:style-name="Standard"><text:s/></text:p>
      <text:p text:style-name="Standard">if _name=='main_' :</text:p>
      <text:p text:style-name="Standard"><text:s text:c="4"/>channel = thingspeak.Channel(id=channel_id, write_key=write_key)</text:p>
      <text:p text:style-name="Standard"><text:s text:c="4"/>while True:</text:p>
      <text:p text:style-name="Standard"><text:s text:c="8"/>measure(channel)</text:p>
      <text:p text:style-name="Standard"><text:s text:c="8"/># free account has an api limit of 15sec</text:p>
      <text:p text:style-name="Standard"><text:s text:c="8"/>#time.sleep(15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22:23:59.029903271</meta:creation-date>
    <meta:generator>LibreOffice/6.4.7.2$Linux_X86_64 LibreOffice_project/40$Build-2</meta:generator>
    <dc:date>2022-08-17T22:27:13.038881406</dc:date>
    <meta:editing-duration>PT3M14S</meta:editing-duration>
    <meta:editing-cycles>1</meta:editing-cycles>
    <meta:document-statistic meta:table-count="0" meta:image-count="0" meta:object-count="0" meta:page-count="1" meta:paragraph-count="42" meta:word-count="115" meta:character-count="1149" meta:non-whitespace-character-count="856"/>
  </office:meta>
</office:document-meta>
</file>